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4D500006B6354E981B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TTP</text:p>
      <text:p text:style-name="P3">por Alberto Vialás</text:p>
      <text:p text:style-name="P4"/>
      <text:p text:style-name="P4"/>
      <text:p text:style-name="Standard">1.¿Cuántas peticiones HTTP se te han generado?</text:p>
      <text:p text:style-name="Standard"><text:tab/>2</text:p>
      <text:p text:style-name="Standard"><text:line-break/>2.¿Qué versión del protocolo HTTP utiliza tu navegador?</text:p>
      <text:p text:style-name="Standard"><text:tab/>HTTP /1.1</text:p>
      <text:p text:style-name="Standard"><text:line-break/>3.¿Qué versión de HTTP está ejecutando el servidor web?</text:p>
      <text:p text:style-name="Standard"><text:tab/>HTTP/1.1</text:p>
      <text:p text:style-name="Standard"><text:line-break/>4.¿Qué idiomas le indica tu navegador al servidor como que acepta?</text:p>
      <text:p text:style-name="Standard"><text:tab/>es-ES (español de España), es (español) y en (inglés).</text:p>
      <text:p text:style-name="Standard"><text:line-break/>5.¿Cuál es la dirección IP de tu ordenador? ¿y del servidor web?</text:p>
      <text:p text:style-name="Standard"><text:tab/>Mi IP local es 192.168.1.44, la IP pública del servidor es 34.223.124.45</text:p>
      <text:p text:style-name="Standard"><text:line-break/>6.¿Cuál es el código de estado que devuelve el servidor a tu navegador? Si es más de uno indica todos y lo que significan.</text:p>
      <text:p text:style-name="Standard"><text:tab/>200 OK, Significa que la solicitud se ha completado con éxito.</text:p>
      <text:p text:style-name="Standard"><text:line-break/>7.¿Cuándo se modificó por última vez en el servidor el fichero HTML que estás recuperando?</text:p>
      <text:p text:style-name="Standard"><text:tab/>Wed, 29 Jun 2022 00:23:22 GMT </text:p>
      <text:p text:style-name="Standard"><text:line-break/>8.¿Cuántos bytes de contenido han sido devueltos a tu navegador?</text:p>
      <text:p text:style-name="Standard"><text:tab/>1,55 KB (aproximadamente 1587 B)</text:p>
      <text:p text:style-name="Standard"><text:line-break/>9.¿Puedes ver en algún paquete el contenido de la página? ¿En cuál? ¿Cómo comienza? </text:p>
      <text:p text:style-name="Standard"><text:tab/>En wireshark no logro verlo, pero en las herramientas de desarrollador de firefox logro <text:tab/>recibir un paquete con el HTML entero de la página.</text:p>
      <text:p text:style-name="Standard"><draw:frame draw:style-name="fr1" draw:name="gráficos1" text:anchor-type="paragraph" svg:x="0.002cm" svg:y="0.794cm" svg:width="16.999cm" svg:height="8.528cm" draw:z-index="0"><draw:image xlink:href="Pictures/20000007000044D500006B6354E981B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59S</meta:editing-duration>
    <meta:editing-cycles>4</meta:editing-cycles>
    <meta:generator>OpenOffice/4.1.11$Win32 OpenOffice.org_project/4111m1$Build-9808</meta:generator>
    <dc:date>2023-09-13T19:57:32.40</dc:date>
    <meta:document-statistic meta:table-count="0" meta:image-count="1" meta:object-count="0" meta:page-count="1" meta:paragraph-count="20" meta:word-count="185" meta:character-count="1093"/>
    <meta:user-defined meta:name="Info 1"/>
    <meta:user-defined meta:name="Info 2"/>
    <meta:user-defined meta:name="Info 3"/>
    <meta:user-defined meta:name="Info 4"/>
  </office:meta>
</office:document-meta>
</file>